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xt Menu Commands</text:p>
      <text:p text:style-name="Standard">The options in the svn context menu commands depend on what you right-click on while in windows explorer. If you right-click while the cursor is on a file icon, the commands will be applicable to the file. If you right-click while the cursor is in an empty space of a folder, the commands will be applicable to the folder.</text:p>
      <text:p text:style-name="Standard"/>
      <text:p text:style-name="Standard"><text:span text:style-name="T1">Commit</text:span>: Transfer a file to the repository. It is recommended that a comment be included on why the file/files was/were committed. The comment may include a version number (e.g. “Rev1.1.0: modified unit quantity from 3 to 10”).</text:p>
      <text:p text:style-name="P2"/>
      <text:p text:style-name="Standard"><text:span text:style-name="T1">Diff</text:span>: Diff local copy with version in repository. This usually shows a side-by-side comparison of the modified version and the controlled version.</text:p>
      <text:p text:style-name="Standard"/>
      <text:p text:style-name="Standard"><text:span text:style-name="T1">Show Log</text:span>: Read log messages of file or folder.</text:p>
      <text:p text:style-name="Standard"/>
      <text:p text:style-name="Standard"><text:span text:style-name="T1">Add To Ignore List</text:span>: Tell svn to ignore a file (or extension) during version control. This way, you can have a scratch file in a controlled folder but svn will ignore the file each time you attempt to commit. This is useful for output files (.exe, .out): It is recommended that only source files and project files be committed. In other words, only files that are required to re-compile and re-generate an image should be committed.</text:p>
      <text:p text:style-name="Standard"><text:span text:style-name="T1"/></text:p>
      <text:p text:style-name="Standard"><text:span text:style-name="T1">Get Lock</text:span>: Lock a file to avoid it being modified by someone else. To grant other users commit access, the file will need to be unlocked afterward. <text:s/>It is recommended that a comment be included on why the file was locked (e.g. “Making changes to timer functions”).</text:p>
      <text:p text:style-name="Standard"/>
      <text:p text:style-name="Standard"><text:span text:style-name="T1">Revert</text:span>: Revert a local copy to a released version. This is useful if a change to a local copy needs to be discarded and the version in the repository is the desired version.</text:p>
      <text:p text:style-name="Standard"/>
      <text:p text:style-name="Standard"><text:span text:style-name="T1">Update</text:span>: Update local folder with up-to-date version from the repository. It is recommended that this is performed before working on a local copy of a file.</text:p>
      <text:p text:style-name="Standard"/>
      <text:p text:style-name="Standard"><text:span text:style-name="T1">Update To Revision</text:span>: Similar to “Update” but with a choice of either the latest revision or any other revision in the sup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23T22:11:08.65</meta:creation-date>
    <dc:date>2010-02-25T16:49:29.91</dc:date>
    <meta:editing-duration>PT00H24M56S</meta:editing-duration>
    <meta:editing-cycles>19</meta:editing-cycles>
    <meta:generator>OpenOffice.org/3.2$Win32 OpenOffice.org_project/320m12$Build-9483</meta:generator>
    <dc:creator>Obi Atueyi</dc:creator>
    <meta:document-statistic meta:table-count="0" meta:image-count="0" meta:object-count="0" meta:page-count="1" meta:paragraph-count="10" meta:word-count="337" meta:character-count="1912"/>
    <meta:user-defined meta:name="Info 1"/>
    <meta:user-defined meta:name="Info 2"/>
    <meta:user-defined meta:name="Info 3"/>
    <meta:user-defined meta:name="Info 4"/>
  </office:meta>
</office:document-meta>
</file>